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81d5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1d50" officeooo:paragraph-rsid="00181d5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81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0th</text:span> of <text:span text:style-name="T3">January 2021</text:span> under the <text:span text:style-name="T3">38th</text:span> PA Meeting.</text:p>
      <text:p text:style-name="P1"/>
      <text:p text:style-name="P1">The Assembly, recognising the current situation,</text:p>
      <text:p text:style-name="P1"/>
      <text:p text:style-name="P5">Constitutes the need to amend the procedure to call for an International High Court session, namely to be: “In order to call for an IHC, the majority of representatives in the PA must be in favor.” rather than the majority of all voting representatives.</text:p>
      <text:p text:style-name="P5">This to ensure the IHC is only used for truly heinous crimes.</text:p>
      <text:p text:style-name="P1"/>
      <text:p text:style-name="P1">And proceeds.</text:p>
      <text:p text:style-name="P1"/>
      <text:p text:style-name="P1">Signed by,</text:p>
      <text:p text:style-name="P5">eldegron</text:p>
      <text:p text:style-name="P1"/>
      <text:p text:style-name="P1"/>
      <text:p text:style-name="P1"/>
      <text:p text:style-name="P3"><text:span text:style-name="T1">[</text:span><text:span text:style-name="T2">Motion 38-1: To instate an absolute vote for IHC'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1T12:20:26.862419143</dc:date>
    <meta:editing-duration>PT2M48S</meta:editing-duration>
    <meta:editing-cycles>3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8" meta:word-count="91" meta:character-count="532" meta:non-whitespace-character-count="449"/>
  </office:meta>
</office:document-meta>
</file>